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.176cm" fo:margin-bottom="0.176cm" fo:line-height="100%"/>
    </style:style>
    <style:style style:name="P4" style:family="paragraph" style:parent-style-name="Standard" style:list-style-name="WWNum1">
      <style:paragraph-properties fo:margin-top="0.176cm" fo:margin-bottom="0.176cm" fo:line-height="100%"/>
    </style:style>
    <style:style style:name="P5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style:font-name="Times New Roman" fo:font-size="12pt" style:font-name-asian="Times New Roman1" style:font-size-asian="12pt" style:language-asian="da" style:country-asian="DK" style:font-name-complex="Times New Roman1" style:font-size-complex="12pt"/>
    </style:style>
    <style:style style:name="T3" style:family="text">
      <style:text-properties style:font-name="Times New Roman" fo:font-size="12pt" fo:language="en" fo:country="US" style:font-name-asian="Times New Roman1" style:font-size-asian="12pt" style:language-asian="da" style:country-asian="DK" style:font-name-complex="Times New Roman1" style:font-size-complex="12pt"/>
    </style:style>
    <style:style style:name="T4" style:family="text">
      <style:text-properties style:font-name="Times New Roman" fo:font-size="12pt" fo:language="en" fo:country="US" fo:font-style="italic" style:font-name-asian="Times New Roman1" style:font-size-asian="12pt" style:language-asian="da" style:country-asian="DK" style:font-style-asian="italic" style:font-name-complex="Times New Roman1" style:font-size-complex="12pt" style:font-style-complex="italic"/>
    </style:style>
    <style:style style:name="T5" style:family="text">
      <style:text-properties style:font-name="Courier New" fo:font-size="10pt" fo:language="en" fo:country="US" style:font-name-asian="Times New Roman1" style:font-size-asian="10pt" style:language-asian="da" style:country-asian="DK" style:font-name-complex="Courier New2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603401561902359205" text:style-name="Outline">
        <text:list-item>
          <text:h text:style-name="P5" text:outline-level="1"><text:span text:style-name="T1">ExamQuestions2</text:span></text:h>
          <text:list>
            <text:list-item>
              <text:h text:style-name="Heading_20_2" text:outline-level="2"><text:span text:style-name="T1">Why would you consider a Scripting Language as JavaScript as your Backend Platform.</text:span></text:h>
            </text:list-item>
          </text:list>
        </text:list-item>
      </text:list>
      <text:p text:style-name="Standard"><text:span text:style-name="T1">- Frontend and Backend would most likely know the language.</text:span></text:p>
      <text:p text:style-name="Standard"><text:span text:style-name="T1">- Reduces number of languages used overall since u will most likely use something javascript related in frontend.</text:span></text:p>
      <text:p text:style-name="Standard"><text:span text:style-name="T1">- Javascript can do callbacks which makes your code asynchronous</text:span></text:p>
      <text:p text:style-name="P1"/>
      <text:p text:style-name="P1"/>
      <text:list xml:id="list41198149" text:continue-numbering="true" text:style-name="Outline">
        <text:list-item>
          <text:h text:style-name="Heading_20_1" text:outline-level="1"><text:span text:style-name="T1">Explain Pros &amp; Cons in using Node.js + Express to implement your Backend compared to a strategy using for example Java/JAX-RS/Tomcat</text:span></text:h>
          <text:list>
            <text:list-item>
              <text:h text:style-name="Heading_20_2" text:outline-level="2"><text:span text:style-name="T1">Pros:</text:span></text:h>
            </text:list-item>
          </text:list>
        </text:list-item>
      </text:list>
      <text:p text:style-name="Standard"><text:span text:style-name="T1">- code sharing between frontend and backend.</text:span></text:p>
      <text:p text:style-name="Standard"><text:span text:style-name="T1">- growing number of good libraries such as npm </text:span></text:p>
      <text:p text:style-name="Standard"><text:span text:style-name="T1">- You don't actually have to write in Javascript - many languages compile to Javascript these days</text:span></text:p>
      <text:list xml:id="list41181722" text:continue-numbering="true" text:style-name="Outline">
        <text:list-item>
          <text:list>
            <text:list-item>
              <text:h text:style-name="Heading_20_2" text:outline-level="2"><text:span text:style-name="T1">Cons:</text:span></text:h>
            </text:list-item>
          </text:list>
        </text:list-item>
      </text:list>
      <text:p text:style-name="Standard"><text:span text:style-name="T1">- documentations are often very sparse</text:span></text:p>
      <text:p text:style-name="Standard"><text:span text:style-name="T1">- libraries, while many, still are fewer comparing against others</text:span></text:p>
      <text:p text:style-name="P1"/>
      <text:p text:style-name="P1"/>
      <text:list xml:id="list41176643" text:continue-numbering="true" text:style-name="Outline">
        <text:list-item>
          <text:h text:style-name="Heading_20_1" text:outline-level="1"><text:span text:style-name="T1">Node.js uses a Single Threaded Non-blocking strategy to handle asynchronous task. Explain strategies to implement a Node.js based server architecture that still could take advantage of a multi-core Server.</text:span></text:h>
        </text:list-item>
      </text:list>
      <text:p text:style-name="P1"/>
      <text:p text:style-name="Standard"><text:span text:style-name="T1">- Since v0.6.X Node.js has included the cluster module straight out of the box, which makes it easy to set up multiple node workers that can listen on a single port. Note that this is NOT the same as the older learnboost "cluster" module available through npm.</text:span></text:p>
      <text:p text:style-name="Standard"><text:span text:style-name="T1">https://nodejs.org/docs/latest/api/cluster.html</text:span></text:p>
      <text:p text:style-name="Standard"><text:span text:style-name="T1">- Method 1:</text:span></text:p>
      <text:p text:style-name="Standard"><text:span text:style-name="T1">round-robin approach, where the master process listens on a port, accepts new connections and distributes them across the workers in a round-robin fashion, with some built-in smarts to avoid overloading a worker process.</text:span></text:p>
      <text:p text:style-name="P1"><text:soft-page-break/></text:p>
      <text:p text:style-name="Standard">- Method 2:</text:p>
      <text:p text:style-name="Standard"><text:span text:style-name="T1">the master process creates the listen socket and sends it to interested workers. </text:span>The workers then accept incoming connections directly.</text:p>
      <text:p text:style-name="Standard"/>
      <text:p text:style-name="Default"/>
      <text:list xml:id="list41197315" text:continue-numbering="true" text:style-name="Outline">
        <text:list-item>
          <text:h text:style-name="Heading_20_1" text:outline-level="1"><text:bookmark-start text:name="OLE_LINK2"/><text:bookmark-start text:name="OLE_LINK1"/><text:span text:style-name="T1"><text:s/>Explain, using relevant examples, the Express concept: middleware.</text:span></text:h>
        </text:list-item>
      </text:list>
      <text:p text:style-name="Standard"><text:span text:style-name="T1">Middleware is any number of functions that are invoked by the Express.js routing layer before your final request handler is, and thus sits in the middle between a raw request and the final intended route. We often refer to these functions as the middleware stack since they are always invoked in the order they are added.</text:span></text:p>
      <text:p text:style-name="P1"/>
      <text:p text:style-name="P2"><text:span text:style-name="T3">app.use(function(req, res, next) {</text:span></text:p>
      <text:p text:style-name="P2"><text:span text:style-name="T3">  console.log('%s %s', req.method, req.url);</text:span></text:p>
      <text:p text:style-name="P2"><text:span text:style-name="T3">  next();</text:span></text:p>
      <text:p text:style-name="P2"><text:span text:style-name="T3">});</text:span></text:p>
      <text:p text:style-name="P2"><text:span text:style-name="T3"> </text:span></text:p>
      <text:p text:style-name="P2"><text:span text:style-name="T3">app.get('/', function(req, res, next) {</text:span></text:p>
      <text:p text:style-name="P2"><text:span text:style-name="T3">  res.send('Hello World!');</text:span></text:p>
      <text:p text:style-name="P2"><text:span text:style-name="T3">});</text:span></text:p>
      <text:p text:style-name="P2"><text:span text:style-name="T3"> </text:span></text:p>
      <text:p text:style-name="P2"><text:span text:style-name="T3">app.get('/help', function(req, res, next) {</text:span></text:p>
      <text:p text:style-name="P2"><text:span text:style-name="T3">  res.send('Nope.. nothing to see here');</text:span></text:p>
      <text:p text:style-name="P2"><text:span text:style-name="T2">});</text:span></text:p>
      <text:p text:style-name="P1"><text:bookmark text:name="_GoBack"/></text:p>
      <text:p text:style-name="P3"><text:span text:style-name="T3">Here we have added a new function to invoke with every request via </text:span><text:span text:style-name="T5">app.use()</text:span><text:span text:style-name="T3">. There are some important things to notice about this new function:</text:span></text:p>
      <text:list xml:id="list858402402640875025" text:style-name="WWNum1">
        <text:list-item>
          <text:p text:style-name="P4"><text:span text:style-name="T3">Middleware is a function, just like route handlers, and it is invoked in much the same way.</text:span></text:p>
        </text:list-item>
        <text:list-item>
          <text:p text:style-name="P4"><text:span text:style-name="T3">The function signature looks </text:span><text:span text:style-name="T4">identical</text:span><text:span text:style-name="T3"> to the one we used in our routes.</text:span></text:p>
        </text:list-item>
        <text:list-item>
          <text:p text:style-name="P4"><text:span text:style-name="T3">We added this function </text:span><text:span text:style-name="T4">before</text:span><text:span text:style-name="T3"> our two route handlers because we want it to execute before either one.</text:span></text:p>
        </text:list-item>
        <text:list-item>
          <text:p text:style-name="P4"><text:span text:style-name="T3">We have full access to the same </text:span><text:span text:style-name="T5">request</text:span><text:span text:style-name="T3"> and </text:span><text:span text:style-name="T5">response</text:span><text:span text:style-name="T3"> objects that will find their way to the routes.</text:span></text:p>
        </text:list-item>
        <text:list-item>
          <text:p text:style-name="P4"><text:span text:style-name="T3">We used a third parameter, called </text:span><text:span text:style-name="T5">next</text:span><text:span text:style-name="T3"> as a function to indicate that our middleware was finished.</text:span></text:p>
        </text:list-item>
        <text:list-item>
          <text:p text:style-name="P4"><text:span text:style-name="T3">We can add more middleware above or below using the same API.</text:span></text:p>
        </text:list-item>
      </text:list>
      <text:p text:style-name="Standard"><text:bookmark-end text:name="OLE_LINK2"/><text:bookmark-end text:name="OLE_LINK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a" fo:country="DK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2.3cm" style:writing-mode="page"/>
      <style:text-properties style:use-window-font-color="true" style:font-name="Calibri" fo:font-size="11pt" fo:language="da" fo:country="DK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e74b5" style:font-name="Calibri Light" fo:font-size="13pt" style:font-size-asian="13pt" style:font-name-complex="F" style:font-size-complex="13pt"/>
    </style:style>
    <style:style style:name="Default" style:family="paragraph" style:default-outline-level="" style:list-style-name="">
      <style:paragraph-properties fo:margin-top="0cm" fo:margin-bottom="0cm" fo:line-height="100%" fo:orphans="2" fo:widows="2" style:writing-mode="lr-tb"/>
      <style:text-properties fo:color="#000000" style:font-name="Calibri" fo:font-size="12pt" style:font-size-asian="12pt" style:font-name-complex="Calibri1" style:font-size-complex="12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da" style:country-asian="DK" style:font-name-complex="Times New Roman1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Heading_20_2_20_Char" style:display-name="Heading 2 Char" style:family="text" style:parent-style-name="Default_20_Paragraph_20_Font">
      <style:text-properties fo:color="#2e74b5" style:font-name="Calibri Light" fo:font-size="13pt" style:font-size-asian="13pt" style:font-name-complex="F" style:font-size-complex="13pt"/>
    </style:style>
    <style:style style:name="crayon-v" style:family="text" style:parent-style-name="Default_20_Paragraph_20_Font"/>
    <style:style style:name="crayon-sy" style:family="text" style:parent-style-name="Default_20_Paragraph_20_Font"/>
    <style:style style:name="crayon-st" style:family="text" style:parent-style-name="Default_20_Paragraph_20_Font"/>
    <style:style style:name="crayon-t" style:family="text" style:parent-style-name="Default_20_Paragraph_20_Font"/>
    <style:style style:name="crayon-h" style:family="text" style:parent-style-name="Default_20_Paragraph_20_Font"/>
    <style:style style:name="crayon-e" style:family="text" style:parent-style-name="Default_20_Paragraph_20_Font"/>
    <style:style style:name="crayon-s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size="10pt" style:font-name-asian="Times New Roman1" style:font-size-asian="10pt" style:font-name-complex="Courier New2" style:font-size-complex="10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2cm" fo:margin-right="2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ffen Lefort</meta:initial-creator>
    <dc:creator>Steffen Lefort</dc:creator>
    <meta:editing-cycles>1</meta:editing-cycles>
    <meta:creation-date>2016-09-08T18:08:00</meta:creation-date>
    <dc:date>2016-09-08T18:57:00</dc:date>
    <meta:editing-duration>PT49S</meta:editing-duration>
    <meta:generator>OpenOffice/4.1.1$Win32 OpenOffice.org_project/411m6$Build-9775</meta:generator>
    <meta:document-statistic meta:table-count="0" meta:image-count="0" meta:object-count="0" meta:page-count="2" meta:paragraph-count="41" meta:word-count="480" meta:character-count="296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